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f9a" officeooo:paragraph-rsid="0014af9a"/>
    </style:style>
    <style:style style:name="P2" style:family="paragraph" style:parent-style-name="Standard">
      <style:text-properties fo:font-size="13pt" officeooo:rsid="001559c6" officeooo:paragraph-rsid="001559c6" style:font-size-asian="11.3500003814697pt" style:font-size-complex="13pt"/>
    </style:style>
    <style:style style:name="P3" style:family="paragraph" style:parent-style-name="Standard">
      <style:text-properties fo:font-size="13pt" officeooo:rsid="00156f7b" officeooo:paragraph-rsid="00156f7b" style:font-size-asian="11.3500003814697pt" style:font-size-complex="13pt"/>
    </style:style>
    <style:style style:name="P4" style:family="paragraph" style:parent-style-name="Standard">
      <style:text-properties officeooo:rsid="0015b715" officeooo:paragraph-rsid="0015b715"/>
    </style:style>
    <style:style style:name="P5" style:family="paragraph" style:parent-style-name="Standard">
      <style:text-properties officeooo:rsid="0015b715" officeooo:paragraph-rsid="00172cf6"/>
    </style:style>
    <style:style style:name="P6" style:family="paragraph" style:parent-style-name="Standard">
      <style:text-properties officeooo:rsid="00172cf6" officeooo:paragraph-rsid="00172cf6"/>
    </style:style>
    <style:style style:name="P7" style:family="paragraph" style:parent-style-name="Standard">
      <style:text-properties officeooo:rsid="00192794" officeooo:paragraph-rsid="00192794"/>
    </style:style>
    <style:style style:name="P8" style:family="paragraph" style:parent-style-name="Standard">
      <style:text-properties officeooo:rsid="001b18c3" officeooo:paragraph-rsid="001b18c3"/>
    </style:style>
    <style:style style:name="P9" style:family="paragraph" style:parent-style-name="Standard">
      <style:text-properties fo:font-size="13pt" officeooo:rsid="001559c6" officeooo:paragraph-rsid="001559c6" style:font-size-asian="11.3500003814697pt" style:font-size-complex="13pt"/>
    </style:style>
    <style:style style:name="P10" style:family="paragraph" style:parent-style-name="Standard">
      <style:text-properties fo:font-size="13pt" officeooo:rsid="001d4305" officeooo:paragraph-rsid="001d4305" style:font-size-asian="11.3500003814697pt" style:font-size-complex="13pt"/>
    </style:style>
    <style:style style:name="P11" style:family="paragraph" style:parent-style-name="Standard">
      <style:text-properties officeooo:rsid="001b18c3" officeooo:paragraph-rsid="00192794"/>
    </style:style>
    <style:style style:name="P12" style:family="paragraph" style:parent-style-name="Standard">
      <style:text-properties officeooo:rsid="001b18c3" officeooo:paragraph-rsid="001b18c3"/>
    </style:style>
    <style:style style:name="P13" style:family="paragraph" style:parent-style-name="Standard">
      <style:text-properties officeooo:rsid="001cce48" officeooo:paragraph-rsid="001cce48"/>
    </style:style>
    <style:style style:name="P14" style:family="paragraph" style:parent-style-name="Standard">
      <style:text-properties officeooo:rsid="001d4305" officeooo:paragraph-rsid="001d4305"/>
    </style:style>
    <style:style style:name="T1" style:family="text">
      <style:text-properties officeooo:rsid="00172cf6"/>
    </style:style>
    <style:style style:name="T2" style:family="text">
      <style:text-properties officeooo:rsid="00192794"/>
    </style:style>
    <style:style style:name="T3" style:family="text">
      <style:text-properties officeooo:rsid="001d43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ten Tag und willkommen zum heutigen Kolloquium.</text:p>
      <text:p text:style-name="P2"/>
      <text:p text:style-name="P10">Die Präsentation besteht aus zwei Teilen.</text:p>
      <text:p text:style-name="P10"/>
      <text:p text:style-name="P10">Erster Teil: Überblick über Ablauf der Phase</text:p>
      <text:p text:style-name="P10"/>
      <text:p text:style-name="P10">Zweiter Teil: Ergebnis vorstellen, in dem Spiel starten und Level anspielen</text:p>
      <text:p text:style-name="P10"/>
      <text:p text:style-name="P2"/>
      <text:p text:style-name="P2">Als Einstieg: Spielidee wiederholen</text:p>
      <text:p text:style-name="P2"/>
      <text:p text:style-name="P2">KLICK</text:p>
      <text:p text:style-name="P2"/>
      <text:p text:style-name="P2"><text:soft-page-break/>Ziel spielerische Vermittlung Lambda-Kalküls, basierend auf Spielidee von Bret Victor.</text:p>
      <text:p text:style-name="P2"/>
      <text:p text:style-name="P2">Ursprünglich reines Puzzle.</text:p>
      <text:p text:style-name="P2">Davon wollten wir uns lösen, weitere Komponente hinzufügen</text:p>
      <text:p text:style-name="P2"/>
      <text:p text:style-name="P2">KLICK</text:p>
      <text:p text:style-name="P2">In Form eines Jump n Runs.</text:p>
      <text:p text:style-name="P2"/>
      <text:p text:style-name="P2">D.h. klassische 2D Jump n Run Elemente verknüpft mit eigentlichem Puzzle Teil</text:p>
      <text:p text:style-name="P3">Ziel des Spiels das gleiche: Elemente so einfügen, dass zur <text:s/>Normalform reduzieren.</text:p>
      <text:p text:style-name="P3"><text:soft-page-break/>Von dem Ausflug in Planungsphase, ein Schritt weiter, kommen zum Entwurf und den Änderungen.</text:p>
      <text:p text:style-name="P3"/>
      <text:p text:style-name="P3">KLICK</text:p>
      <text:p text:style-name="P2"/>
      <text:p text:style-name="P4">Zum einen Lambda-Datenstruktur,</text:p>
      <text:p text:style-name="P4">beim letzten Kolloquium angesprochen wurde.</text:p>
      <text:p text:style-name="P4"/>
      <text:p text:style-name="P4">In ursprünglichem Entwurf hatte Vertex Klasse, die einen Knoten im Baum repräsentiert, ein enum als Attribut, welches</text:p>
      <text:p text:style-name="P4">genauen Typ beschreibt:</text:p>
      <text:p text:style-name="P4"><text:tab/><text:tab/>Abstraktion, Applikation, Variable</text:p>
      <text:p text:style-name="P4"/>
      <text:p text:style-name="P4">etliche if – Abfragen und Fallunterscheidungen zu Folge.</text:p>
      <text:p text:style-name="P4"/>
      <text:p text:style-name="P4"><text:soft-page-break/>Aufgrund dessen dazu entschieden auf Polymorphie und dyn. Bindung zu setzen. </text:p>
      <text:p text:style-name="P4">D.h Vertex abstrakt, aus jedem enum wurde Klasse, von Vertex erbt und entspr. Methoden implementiert.</text:p>
      <text:p text:style-name="P4"/>
      <text:p text:style-name="P5">Weiterer Punkt: SQLite Datenbank,</text:p>
      <text:p text:style-name="P5"/>
      <text:p text:style-name="P5"><text:span text:style-name="T1">deren Zweck: Verwaltung von Spielständen, Statistiken u.Ä.</text:span> </text:p>
      <text:p text:style-name="P1"/>
      <text:p text:style-name="P6"><text:span text:style-name="T2">Allerdings </text:span>Probleme bei Portierung auf Android, weshalb nach Alternative umsehen.</text:p>
      <text:p text:style-name="P6"/>
      <text:p text:style-name="P6">In Form von einer von LibGDX verwalteten Datenbank.</text:p>
      <text:p text:style-name="P6"/>
      <text:p text:style-name="P6">Damit verbunden: läuft auf Android.</text:p>
      <text:p text:style-name="P6"><text:soft-page-break/></text:p>
      <text:p text:style-name="P6">Damit kommen wir zum Beginn der Implementierungsphase.</text:p>
      <text:p text:style-name="P6"/>
      <text:p text:style-name="P6">KLICK</text:p>
      <text:p text:style-name="P6"/>
      <text:p text:style-name="P6">Sah Erstellung eines Zeitplans vor.</text:p>
      <text:p text:style-name="P6"/>
      <text:p text:style-name="P6">Einzelne Abschnitte sehen sie hier.</text:p>
      <text:p text:style-name="P6"/>
      <text:p text:style-name="P6">Jedoch hat sich im Verlauf der Implementierung gezeigt, dass Zeitplan eher grobe Richtlinie.</text:p>
      <text:p text:style-name="P7">Verursacht durch Probleme wie SQLite Datenbank.</text:p>
      <text:p text:style-name="P7"/>
      <text:p text:style-name="P7">Damit haben wir aber gerechnet, weshalb reichlich Puffer eingeplant.</text:p>
      <text:p text:style-name="P7"><text:soft-page-break/>Auch zu genüge genutzt.</text:p>
      <text:p text:style-name="P1"/>
      <text:p text:style-name="P7">KLICK</text:p>
      <text:p text:style-name="P7"/>
      <text:p text:style-name="P7">Kommen wir nun zu der Frage:</text:p>
      <text:p text:style-name="P7"><text:tab/></text:p>
      <text:p text:style-name="P7"><text:tab/>Was wurde alles implementiert?</text:p>
      <text:p text:style-name="P7"/>
      <text:p text:style-name="P7">Zum einen: alle Musskriterien, welche ich gleich am Spiel durchgehen werde.</text:p>
      <text:p text:style-name="P7"/>
      <text:p text:style-name="P7">Sowie die Wunschkriterien:</text:p>
      <text:p text:style-name="P7"><text:tab/>Auswahl des Charakters</text:p>
      <text:p text:style-name="P7"><text:tab/>Steuerung für Links- und Rechtshänder</text:p>
      <text:p text:style-name="P7"><text:tab/>namens-gebende Retrolook </text:p>
      <text:p text:style-name="P11"><text:soft-page-break/></text:p>
      <text:p text:style-name="P8">KLICK</text:p>
      <text:p text:style-name="P8"/>
      <text:p text:style-name="P8">Bevor ich zur Live-Demo komme, noch ein paar Worte zur Statistik.</text:p>
      <text:p text:style-name="P8"/>
      <text:p text:style-name="P8">Sie sehen den zeitlichen Verlauf.</text:p>
      <text:p text:style-name="P8"/>
      <text:p text:style-name="P8">Fortschritt ist klar ersichtlich.</text:p>
      <text:p text:style-name="P8"/>
      <text:p text:style-name="P8">Was nicht drin steckt, ist Arbeit, die nicht direkt in Code mündet.</text:p>
      <text:p text:style-name="P8">D.h. erstellen der Level, Grafiken, → <text:span text:style-name="T3">nicht minder aufwendig</text:span></text:p>
      <text:p text:style-name="P8">Arbeit zu zweit an einem Rechner, geht durch Commit eines einzelnen verloren.</text:p>
      <text:p text:style-name="P8"><text:soft-page-break/></text:p>
      <text:p text:style-name="P8">LIVE DEMO</text:p>
      <text:p text:style-name="P13"/>
      <text:p text:style-name="P14">Erster Start des Spiels zwingt zum Anlegen eines Profils.</text:p>
      <text:p text:style-name="P14">Name eingeben</text:p>
      <text:p text:style-name="P14"/>
      <text:p text:style-name="P14">Ich gelange ins Profilmenü, wo ich Benutzer löschen und anlegen kann.</text:p>
      <text:p text:style-name="P14"/>
      <text:p text:style-name="P14">Sie sehen wir haben auch Musik. (Musik in Einstellungen deaktivieren)</text:p>
      <text:p text:style-name="P8"/>
      <text:p text:style-name="P14">Level spielen, Ziel anzeigen, Hint anzei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aper-tray-name="Rear tray" style:print-orientation="landscape" fo:margin-top="1cm" fo:margin-bottom="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4:13:40.435527693</meta:creation-date>
    <meta:print-date>2015-03-04T16:05:55.151629565</meta:print-date>
    <dc:date>2015-03-04T17:39:16.449850476</dc:date>
    <meta:editing-duration>PT13M21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8" meta:paragraph-count="59" meta:word-count="381" meta:character-count="2664" meta:non-whitespace-character-count="2329"/>
  </office:meta>
</office:document-meta>
</file>